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531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"/>
    <style:style style:name="ce62" style:family="table-cell" style:parent-style-name="Default" style:data-style-name="N135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visibility="collapse" table:default-cell-style-name="Default"/>
        <table:table-column table:style-name="co6" table:number-columns-repeated="7" table:default-cell-style-name="Default"/>
        <table:table-row table:style-name="ro1">
          <table:table-cell table:style-name="ce2" office:value-type="string" calcext:value-type="string">
            <text:p>Postcode</text:p>
          </table:table-cell>
          <table:table-cell table:style-name="ce2" office:value-type="string" calcext:value-type="string">
            <text:p>Sales_Rep_ID</text:p>
          </table:table-cell>
          <table:table-cell table:style-name="ce2" office:value-type="string" calcext:value-type="string">
            <text:p>Sales_Rep_Nam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84219.4973106866" calcext:value-type="float">
            <text:p>$84,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28322.1922678521" calcext:value-type="float">
            <text:p>$28,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1878.9972414417" calcext:value-type="float">
            <text:p>$81,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44491.1421210865" calcext:value-type="float">
            <text:p>$44,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71837.7209591898" calcext:value-type="float">
            <text:p>$71,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64531.5492539702" calcext:value-type="float">
            <text:p>$64,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8962.6398318449" calcext:value-type="float">
            <text:p>$58,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27521.7919642904" calcext:value-type="float">
            <text:p>$27,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77985.1261011549" calcext:value-type="float">
            <text:p>$77,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9546.1233165386" calcext:value-type="float">
            <text:p>$49,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7733.7745996359" calcext:value-type="float">
            <text:p>$17,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91125.9959230564" calcext:value-type="float">
            <text:p>$91,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48112.7647790753" calcext:value-type="float">
            <text:p>$48,113</text:p>
          </table:table-cell>
          <table:table-cell table:number-columns-repeated="7"/>
          <table:table-cell>
            <office:annotation draw:style-name="gr1" draw:text-style-name="P2" svg:width="1.1413in" svg:height="0.7083in" svg:x="10.9063in" svg:y="1.9012in" draw:caption-point-x="-0.2402in" draw:caption-point-y="0.5945in">
              <dc:date>2024-03-28T00:00:00</dc:date>
              <text:p text:style-name="P1">https://comment.test</text:p>
            </office:annotation>
          </table:table-cell>
        </table:table-row>
        <table:table-row table:style-name="ro1">
          <table:table-cell office:value-type="string" calcext:value-type="string">
            <text:p>211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28361.3383908008" calcext:value-type="float">
            <text:p>$28,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50911.554904746" calcext:value-type="float">
            <text:p>$50,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75538.8697409014" calcext:value-type="float">
            <text:p>$75,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96922.3283447292" calcext:value-type="float">
            <text:p>$96,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57838.1750236725" calcext:value-type="float">
            <text:p>$57,838</text:p>
          </table:table-cell>
          <table:table-cell table:number-columns-repeated="4"/>
          <table:table-cell office:value-type="string" calcext:value-type="string">
            <text:p><text:a xlink:href="http://cell.test.de/" xlink:type="simple">http://cell.test.de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4529.74856363333" calcext:value-type="float">
            <text:p>$4,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27761.1193224401" calcext:value-type="float">
            <text:p>$27,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2772.6983778859" calcext:value-type="float">
            <text:p>$22,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8780.1628742858" calcext:value-type="float">
            <text:p>$98,7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6043.7023558747" calcext:value-type="float">
            <text:p>$66,0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2882.2748388888" calcext:value-type="float">
            <text:p>$32,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75822.406617071" calcext:value-type="float">
            <text:p>$75,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6675.4003908082" calcext:value-type="float">
            <text:p>$36,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95816.7028867888" calcext:value-type="float">
            <text:p>$95,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43627.20041203" calcext:value-type="float">
            <text:p>$43,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93306.1198924075" calcext:value-type="float">
            <text:p>$93,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71321.5319515809" calcext:value-type="float">
            <text:p>$71,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2022.6562234589" calcext:value-type="float">
            <text:p>$92,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0654.8411929806" calcext:value-type="float">
            <text:p>$40,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95517.9796874632" calcext:value-type="float">
            <text:p>$95,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24550.3728174716" calcext:value-type="float">
            <text:p>$24,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5165.6325754149" calcext:value-type="float">
            <text:p>$65,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2575.6826470524" calcext:value-type="float">
            <text:p>$52,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2355.60157081391" calcext:value-type="float">
            <text:p>$2,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1444.4182176185" calcext:value-type="float">
            <text:p>$11,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30569.1248561178" calcext:value-type="float">
            <text:p>$30,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3085.2641429018" calcext:value-type="float">
            <text:p>$83,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2490.3282073096" calcext:value-type="float">
            <text:p>$82,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23819.2674938025" calcext:value-type="float">
            <text:p>$23,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60571.0922900266" calcext:value-type="float">
            <text:p>$60,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1537.5104157258" calcext:value-type="float">
            <text:p>$81,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1840.4728737022" calcext:value-type="float">
            <text:p>$51,8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501.93728603408" calcext:value-type="float">
            <text:p>$8,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41609.5788261935" calcext:value-type="float">
            <text:p>$41,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7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10062.7493542463" calcext:value-type="float">
            <text:p>$10,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87702.153933134" calcext:value-type="float">
            <text:p>$87,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99436.4240983684" calcext:value-type="float">
            <text:p>$99,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88957.4155575739" calcext:value-type="float">
            <text:p>$88,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8845.7996988763" calcext:value-type="float">
            <text:p>$18,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70963.4330891095" calcext:value-type="float">
            <text:p>$70,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45570.8963829613" calcext:value-type="float">
            <text:p>$45,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12148.0111265118" calcext:value-type="float">
            <text:p>$12,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0271.6788666074" calcext:value-type="float">
            <text:p>$30,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62744.4642747102" calcext:value-type="float">
            <text:p>$62,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06.360599236721" calcext:value-type="float">
            <text:p>$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0814.6162702556" calcext:value-type="float">
            <text:p>$30,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9093.2326303767" calcext:value-type="float">
            <text:p>$89,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22747.9616231871" calcext:value-type="float">
            <text:p>$22,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396.16540143765" calcext:value-type="float">
            <text:p>$8,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64710.8913038975" calcext:value-type="float">
            <text:p>$64,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25131.0404714956" calcext:value-type="float">
            <text:p>$25,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79000.9855093238" calcext:value-type="float">
            <text:p>$79,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2183.5301165849" calcext:value-type="float">
            <text:p>$32,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2567.4153651125" calcext:value-type="float">
            <text:p>$72,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8507.6128662056" calcext:value-type="float">
            <text:p>$18,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69530.6749822478" calcext:value-type="float">
            <text:p>$69,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63821.5323958406" calcext:value-type="float">
            <text:p>$63,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0225.2515555803" calcext:value-type="float">
            <text:p>$80,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3048.1020916964" calcext:value-type="float">
            <text:p>$33,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6420.784858795" calcext:value-type="float">
            <text:p>$36,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73725.4668597416" calcext:value-type="float">
            <text:p>$73,7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30811.2737406556" calcext:value-type="float">
            <text:p>$30,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3404.1760799062" calcext:value-type="float">
            <text:p>$33,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60876.1605448795" calcext:value-type="float">
            <text:p>$60,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7753.5923529457" calcext:value-type="float">
            <text:p>$37,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22852.5928312381" calcext:value-type="float">
            <text:p>$22,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5535.12079276914" calcext:value-type="float">
            <text:p>$5,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42456.1587140099" calcext:value-type="float">
            <text:p>$42,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91203.8681790251" calcext:value-type="float">
            <text:p>$91,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037.82807754097" calcext:value-type="float">
            <text:p>$3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5746.8369656005" calcext:value-type="float">
            <text:p>$85,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81012.6448839886" calcext:value-type="float">
            <text:p>$81,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258.72599797622" calcext:value-type="float">
            <text:p>$6,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0519.2459627718" calcext:value-type="float">
            <text:p>$80,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9289.6361326055" calcext:value-type="float">
            <text:p>$79,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9906.0936547395" calcext:value-type="float">
            <text:p>$69,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7233.0455837431" calcext:value-type="float">
            <text:p>$57,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77797.6319784006" calcext:value-type="float">
            <text:p>$77,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2384.026018605" calcext:value-type="float">
            <text:p>$42,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39846.8433226592" calcext:value-type="float">
            <text:p>$39,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36794.3622822936" calcext:value-type="float">
            <text:p>$36,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10189.7345799165" calcext:value-type="float">
            <text:p>$10,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52484.354053693" calcext:value-type="float">
            <text:p>$52,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2962.7275669528" calcext:value-type="float">
            <text:p>$12,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79116.2232385417" calcext:value-type="float">
            <text:p>$79,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6574.3094807417" calcext:value-type="float">
            <text:p>$16,5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27554.2270145002" calcext:value-type="float">
            <text:p>$27,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7596.8953790318" calcext:value-type="float">
            <text:p>$37,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9561.9669686426" calcext:value-type="float">
            <text:p>$59,5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9035.3985437131" calcext:value-type="float">
            <text:p>$59,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6867.5805464771" calcext:value-type="float">
            <text:p>$36,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1839.27166598666" calcext:value-type="float">
            <text:p>$1,8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7072.3817159612" calcext:value-type="float">
            <text:p>$97,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16913.6511717435" calcext:value-type="float">
            <text:p>$16,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49052.829708836" calcext:value-type="float">
            <text:p>$49,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9846.8839910058" calcext:value-type="float">
            <text:p>$19,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3781.3673745369" calcext:value-type="float">
            <text:p>$33,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18870.2575533012" calcext:value-type="float">
            <text:p>$18,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68070.838991548" calcext:value-type="float">
            <text:p>$68,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51034.1789482634" calcext:value-type="float">
            <text:p>$51,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64900.6389489529" calcext:value-type="float">
            <text:p>$64,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7447.7365981254" calcext:value-type="float">
            <text:p>$47,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6708.1031969301" calcext:value-type="float">
            <text:p>$16,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63444.1243165033" calcext:value-type="float">
            <text:p>$63,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62105.7402912325" calcext:value-type="float">
            <text:p>$62,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9348.40563842213" calcext:value-type="float">
            <text:p>$9,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676.23521243299" calcext:value-type="float">
            <text:p>$2,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2347.6141468593" calcext:value-type="float">
            <text:p>$12,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95787.2806521778" calcext:value-type="float">
            <text:p>$95,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8464.9408990107" calcext:value-type="float">
            <text:p>$28,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28357.6437697952" calcext:value-type="float">
            <text:p>$28,3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6107.2208575333" calcext:value-type="float">
            <text:p>$66,1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69062.2121757833" calcext:value-type="float">
            <text:p>$69,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997.4265715212" calcext:value-type="float">
            <text:p>$9,9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3716.2915883493" calcext:value-type="float">
            <text:p>$13,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606.76961437047" calcext:value-type="float">
            <text:p>$8,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1429.9991687444" calcext:value-type="float">
            <text:p>$31,4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74718.7383475198" calcext:value-type="float">
            <text:p>$74,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8813.6047187582" calcext:value-type="float">
            <text:p>$28,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1588.8508375282" calcext:value-type="float">
            <text:p>$11,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5791.91374115" calcext:value-type="float">
            <text:p>$15,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62984.2535620714" calcext:value-type="float">
            <text:p>$62,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12902.062255147" calcext:value-type="float">
            <text:p>$12,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68656.9593111051" calcext:value-type="float">
            <text:p>$68,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44106.4830447011" calcext:value-type="float">
            <text:p>$44,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5490.69636036842" calcext:value-type="float">
            <text:p>$5,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78419.4499476136" calcext:value-type="float">
            <text:p>$78,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4380.46281964126" calcext:value-type="float">
            <text:p>$4,3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70422.3849700064" calcext:value-type="float">
            <text:p>$70,4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8158.7451697845" calcext:value-type="float">
            <text:p>$18,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11742.6485854727" calcext:value-type="float">
            <text:p>$11,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1934.3938319652" calcext:value-type="float">
            <text:p>$11,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95799.1898662787" calcext:value-type="float">
            <text:p>$95,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36756.0097383753" calcext:value-type="float">
            <text:p>$36,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7446.9909013872" calcext:value-type="float">
            <text:p>$47,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1256.4216279354" calcext:value-type="float">
            <text:p>$41,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7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2676.19710615166" calcext:value-type="float">
            <text:p>$2,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4181.7649129224" calcext:value-type="float">
            <text:p>$94,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9807.6178385961" calcext:value-type="float">
            <text:p>$49,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2950.2365711103" calcext:value-type="float">
            <text:p>$22,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4905.6113613005" calcext:value-type="float">
            <text:p>$54,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4908.8594734255" calcext:value-type="float">
            <text:p>$14,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46114.7880844276" calcext:value-type="float">
            <text:p>$46,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1700.654001323" calcext:value-type="float">
            <text:p>$81,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7556.3479913568" calcext:value-type="float">
            <text:p>$37,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5515.9350618521" calcext:value-type="float">
            <text:p>$85,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1843.9097690822" calcext:value-type="float">
            <text:p>$31,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9010.4235218945" calcext:value-type="float">
            <text:p>$49,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19506.3892837425" calcext:value-type="float">
            <text:p>$19,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42691.1901007191" calcext:value-type="float">
            <text:p>$42,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28370.0536284329" calcext:value-type="float">
            <text:p>$28,3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6093.5708630714" calcext:value-type="float">
            <text:p>$26,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48260.1231615928" calcext:value-type="float">
            <text:p>$48,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95119.0440857367" calcext:value-type="float">
            <text:p>$95,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3020.162934792" calcext:value-type="float">
            <text:p>$53,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0618.6006111335" calcext:value-type="float">
            <text:p>$10,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59382.0615498386" calcext:value-type="float">
            <text:p>$59,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125.80011329706" calcext:value-type="float">
            <text:p>$1,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40301.1915602988" calcext:value-type="float">
            <text:p>$40,3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43403.3779062552" calcext:value-type="float">
            <text:p>$43,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74226.012466441" calcext:value-type="float">
            <text:p>$74,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425.11953533873" calcext:value-type="float">
            <text:p>$1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5591.72225225881" calcext:value-type="float">
            <text:p>$5,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5937.3000770834" calcext:value-type="float">
            <text:p>$55,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2638.1445994958" calcext:value-type="float">
            <text:p>$12,6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98510.5902428048" calcext:value-type="float">
            <text:p>$98,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73319.1663385981" calcext:value-type="float">
            <text:p>$73,3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9482.5862609713" calcext:value-type="float">
            <text:p>$59,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5309.2610943379" calcext:value-type="float">
            <text:p>$45,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71497.7217434384" calcext:value-type="float">
            <text:p>$71,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32218.2535516334" calcext:value-type="float">
            <text:p>$32,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1654.5451615226" calcext:value-type="float">
            <text:p>$81,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34022.9880707409" calcext:value-type="float">
            <text:p>$34,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781.56873050799" calcext:value-type="float">
            <text:p>$9,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96342.987533182" calcext:value-type="float">
            <text:p>$96,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73529.080316838" calcext:value-type="float">
            <text:p>$73,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90268.046465484" calcext:value-type="float">
            <text:p>$90,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51309.6316529661" calcext:value-type="float">
            <text:p>$51,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45922.5086740158" calcext:value-type="float">
            <text:p>$45,9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9273.593767348" calcext:value-type="float">
            <text:p>$19,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9796.7778503334" calcext:value-type="float">
            <text:p>$89,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2643.3656351979" calcext:value-type="float">
            <text:p>$52,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9758.9586120667" calcext:value-type="float">
            <text:p>$39,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2466.0941356797" calcext:value-type="float">
            <text:p>$82,4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1515.0060979322" calcext:value-type="float">
            <text:p>$21,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6683.5346577058" calcext:value-type="float">
            <text:p>$76,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8008.0118751744" calcext:value-type="float">
            <text:p>$18,0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22373.5813499353" calcext:value-type="float">
            <text:p>$22,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69425.0363397183" calcext:value-type="float">
            <text:p>$69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7308.5087155007" calcext:value-type="float">
            <text:p>$47,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4725.7375298247" calcext:value-type="float">
            <text:p>$54,7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35361.1408834995" calcext:value-type="float">
            <text:p>$35,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87640.140863689" calcext:value-type="float">
            <text:p>$87,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95989.7275867296" calcext:value-type="float">
            <text:p>$95,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95859.9760340066" calcext:value-type="float">
            <text:p>$95,8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20564.3613783846" calcext:value-type="float">
            <text:p>$20,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429.356424835903" calcext:value-type="float">
            <text:p>$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5532.7801278994" calcext:value-type="float">
            <text:p>$15,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5901.2244137539" calcext:value-type="float">
            <text:p>$35,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4434.6860535625" calcext:value-type="float">
            <text:p>$54,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3362.604382461" calcext:value-type="float">
            <text:p>$33,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0350.3284022671" calcext:value-type="float">
            <text:p>$10,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9958.5441154539" calcext:value-type="float">
            <text:p>$29,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218.99094378276" calcext:value-type="float">
            <text:p>$2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8776.1596131029" calcext:value-type="float">
            <text:p>$68,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3064.3542711363" calcext:value-type="float">
            <text:p>$33,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9721.3151600929" calcext:value-type="float">
            <text:p>$89,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9378.5813184455" calcext:value-type="float">
            <text:p>$89,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64327.6620661136" calcext:value-type="float">
            <text:p>$64,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25194.8568943805" calcext:value-type="float">
            <text:p>$25,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7430.8328803111" calcext:value-type="float">
            <text:p>$67,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46974.9262220881" calcext:value-type="float">
            <text:p>$46,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2117.6468512517" calcext:value-type="float">
            <text:p>$92,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91203.5576361795" calcext:value-type="float">
            <text:p>$91,2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5199.7115766715" calcext:value-type="float">
            <text:p>$85,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18626.83222559" calcext:value-type="float">
            <text:p>$18,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52173.1177241809" calcext:value-type="float">
            <text:p>$52,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3168.9131469292" calcext:value-type="float">
            <text:p>$23,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2454.7612731365" calcext:value-type="float">
            <text:p>$12,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7956.7828324401" calcext:value-type="float">
            <text:p>$87,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41927.9606066534" calcext:value-type="float">
            <text:p>$41,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2727.5427433407" calcext:value-type="float">
            <text:p>$92,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42204.8233603686" calcext:value-type="float">
            <text:p>$42,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36658.7795999004" calcext:value-type="float">
            <text:p>$36,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34478.7404944045" calcext:value-type="float">
            <text:p>$34,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25315.4609363835" calcext:value-type="float">
            <text:p>$25,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83705.8221285515" calcext:value-type="float">
            <text:p>$83,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9743.831149157" calcext:value-type="float">
            <text:p>$99,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3982.4256508026" calcext:value-type="float">
            <text:p>$63,9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4375.956105908" calcext:value-type="float">
            <text:p>$34,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54646.9961861913" calcext:value-type="float">
            <text:p>$54,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2273.3472388313" calcext:value-type="float">
            <text:p>$62,2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23527.9732228974" calcext:value-type="float">
            <text:p>$23,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3587.7947729503" calcext:value-type="float">
            <text:p>$13,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1934.8283484128" calcext:value-type="float">
            <text:p>$31,9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38554.1603031936" calcext:value-type="float">
            <text:p>$38,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5321.6402211029" calcext:value-type="float">
            <text:p>$15,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8071.88870574098" calcext:value-type="float">
            <text:p>$8,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56303.463884179" calcext:value-type="float">
            <text:p>$56,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9878.4892085443" calcext:value-type="float">
            <text:p>$99,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20724.0152718371" calcext:value-type="float">
            <text:p>$20,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42536.1604196542" calcext:value-type="float">
            <text:p>$42,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1440.1266981587" calcext:value-type="float">
            <text:p>$81,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4311.5504255155" calcext:value-type="float">
            <text:p>$34,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8998.3716425971" calcext:value-type="float">
            <text:p>$58,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22991.4136478975" calcext:value-type="float">
            <text:p>$22,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7834.7166682544" calcext:value-type="float">
            <text:p>$87,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68606.1435537866" calcext:value-type="float">
            <text:p>$68,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29852.4945367098" calcext:value-type="float">
            <text:p>$29,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12875.7598021253" calcext:value-type="float">
            <text:p>$12,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90142.1017793189" calcext:value-type="float">
            <text:p>$90,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2466.9744971985" calcext:value-type="float">
            <text:p>$82,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26125.3168399485" calcext:value-type="float">
            <text:p>$26,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98199.9339922312" calcext:value-type="float">
            <text:p>$98,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7566.6587740815" calcext:value-type="float">
            <text:p>$87,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1229.6176075415" calcext:value-type="float">
            <text:p>$31,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79937.6301326218" calcext:value-type="float">
            <text:p>$79,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0309.5481594999" calcext:value-type="float">
            <text:p>$70,3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5669.7868815247" calcext:value-type="float">
            <text:p>$35,6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95019.3576624147" calcext:value-type="float">
            <text:p>$95,0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79888.0606745894" calcext:value-type="float">
            <text:p>$79,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46537.4588967579" calcext:value-type="float">
            <text:p>$46,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69285.4222115302" calcext:value-type="float">
            <text:p>$69,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5681.7378289959" calcext:value-type="float">
            <text:p>$75,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9497.3194821956" calcext:value-type="float">
            <text:p>$39,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7992.3225687378" calcext:value-type="float">
            <text:p>$27,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41023.2022051648" calcext:value-type="float">
            <text:p>$41,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3169.8260098106" calcext:value-type="float">
            <text:p>$63,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299.48755696266" calcext:value-type="float">
            <text:p>$2,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10715.2162877294" calcext:value-type="float">
            <text:p>$10,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7557.0859120252" calcext:value-type="float">
            <text:p>$17,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28856.1898679761" calcext:value-type="float">
            <text:p>$28,8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5997.7103443014" calcext:value-type="float">
            <text:p>$55,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4227.7036547901" calcext:value-type="float">
            <text:p>$34,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9758.961798386" calcext:value-type="float">
            <text:p>$19,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9865.2115719124" calcext:value-type="float">
            <text:p>$99,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7001.9060664255" calcext:value-type="float">
            <text:p>$37,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86506.4243271002" calcext:value-type="float">
            <text:p>$86,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64203.0651008344" calcext:value-type="float">
            <text:p>$64,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95385.9498904025" calcext:value-type="float">
            <text:p>$95,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53130.2468590194" calcext:value-type="float">
            <text:p>$53,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5597.40574401288" calcext:value-type="float">
            <text:p>$5,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6748.6998484034" calcext:value-type="float">
            <text:p>$86,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80783.343761081" calcext:value-type="float">
            <text:p>$80,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65529.8318187818" calcext:value-type="float">
            <text:p>$65,5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29271.2160208558" calcext:value-type="float">
            <text:p>$29,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67071.5847507542" calcext:value-type="float">
            <text:p>$67,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3379.3773043865" calcext:value-type="float">
            <text:p>$53,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2579.1971130615" calcext:value-type="float">
            <text:p>$62,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24772.9255681893" calcext:value-type="float">
            <text:p>$24,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19129.7732488176" calcext:value-type="float">
            <text:p>$19,1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72140.5715811411" calcext:value-type="float">
            <text:p>$72,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67958.1527573605" calcext:value-type="float">
            <text:p>$67,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60643.7186691596" calcext:value-type="float">
            <text:p>$60,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61284.7266184739" calcext:value-type="float">
            <text:p>$61,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91989.482331512" calcext:value-type="float">
            <text:p>$91,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60771.1536100609" calcext:value-type="float">
            <text:p>$60,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26037.6457340147" calcext:value-type="float">
            <text:p>$26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3474.8141160853" calcext:value-type="float">
            <text:p>$13,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2932.2283694952" calcext:value-type="float">
            <text:p>$82,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0689.8394511985" calcext:value-type="float">
            <text:p>$40,6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7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36190.4347168374" calcext:value-type="float">
            <text:p>$36,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6688.9560435377" calcext:value-type="float">
            <text:p>$46,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0040.114626924" calcext:value-type="float">
            <text:p>$30,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7249.6754707798" calcext:value-type="float">
            <text:p>$57,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38291.8733745921" calcext:value-type="float">
            <text:p>$38,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0553.5736173954" calcext:value-type="float">
            <text:p>$10,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73270.0847035129" calcext:value-type="float">
            <text:p>$73,2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58037.6606333204" calcext:value-type="float">
            <text:p>$58,0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2027.3456735095" calcext:value-type="float">
            <text:p>$42,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512.85062106671" calcext:value-type="float">
            <text:p>$1,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32609.6212035591" calcext:value-type="float">
            <text:p>$32,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16079.8937589805" calcext:value-type="float">
            <text:p>$16,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2398.0217211941" calcext:value-type="float">
            <text:p>$52,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66041.2716007505" calcext:value-type="float">
            <text:p>$66,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5504.4403423104" calcext:value-type="float">
            <text:p>$45,5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5364.5093906905" calcext:value-type="float">
            <text:p>$55,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81415.0591917799" calcext:value-type="float">
            <text:p>$81,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59929.4245640857" calcext:value-type="float">
            <text:p>$59,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48057.9670682904" calcext:value-type="float">
            <text:p>$48,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63168.2500567508" calcext:value-type="float">
            <text:p>$63,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68917.0282803923" calcext:value-type="float">
            <text:p>$68,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27359.9129205687" calcext:value-type="float">
            <text:p>$27,3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98235.4727105248" calcext:value-type="float">
            <text:p>$98,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1708.5022629604" calcext:value-type="float">
            <text:p>$31,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39710.8743087163" calcext:value-type="float">
            <text:p>$39,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4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73977.5343402533" calcext:value-type="float">
            <text:p>$73,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0581.4354957229" calcext:value-type="float">
            <text:p>$40,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8857.7793553886" calcext:value-type="float">
            <text:p>$58,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17271.3941304869" calcext:value-type="float">
            <text:p>$17,2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7711.32542249801" calcext:value-type="float">
            <text:p>$7,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1815.3586828027" calcext:value-type="float">
            <text:p>$11,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55590.7565648292" calcext:value-type="float">
            <text:p>$55,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3495.3984466275" calcext:value-type="float">
            <text:p>$83,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71675.9694979266" calcext:value-type="float">
            <text:p>$71,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2792.283469262" calcext:value-type="float">
            <text:p>$42,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44478.4105517881" calcext:value-type="float">
            <text:p>$44,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5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71534.5552221656" calcext:value-type="float">
            <text:p>$71,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1255.2468378405" calcext:value-type="float">
            <text:p>$1,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41511.8818741475" calcext:value-type="float">
            <text:p>$41,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6897.9247317687" calcext:value-type="float">
            <text:p>$56,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1" calcext:value-type="float">
            <text:p>2011</text:p>
          </table:table-cell>
          <table:table-cell office:value-type="float" office:value="72323.543617224" calcext:value-type="float">
            <text:p>$72,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80893.0116439393" calcext:value-type="float">
            <text:p>$80,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11247.7946143047" calcext:value-type="float">
            <text:p>$11,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9201.6823403329" calcext:value-type="float">
            <text:p>$89,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2" calcext:value-type="float">
            <text:p>2012</text:p>
          </table:table-cell>
          <table:table-cell office:value-type="float" office:value="37880.6331829001" calcext:value-type="float">
            <text:p>$37,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87068.0536091963" calcext:value-type="float">
            <text:p>$87,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9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2289.5216073012" calcext:value-type="float">
            <text:p>$82,2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5987.1306505572" calcext:value-type="float">
            <text:p>$35,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9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89068.9255978179" calcext:value-type="float">
            <text:p>$89,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83058.6732319339" calcext:value-type="float">
            <text:p>$83,0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246.10576595272" calcext:value-type="float">
            <text:p>$1,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7862.6874103977" calcext:value-type="float">
            <text:p>$57,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2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0493.8925430891" calcext:value-type="float">
            <text:p>$70,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13243.3114922201" calcext:value-type="float">
            <text:p>$13,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88484.9756047204" calcext:value-type="float">
            <text:p>$88,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82687.1223455347" calcext:value-type="float">
            <text:p>$82,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3158.19131928419" calcext:value-type="float">
            <text:p>$3,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3" calcext:value-type="float">
            <text:p>2013</text:p>
          </table:table-cell>
          <table:table-cell office:value-type="float" office:value="55338.7023116972" calcext:value-type="float">
            <text:p>$55,3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43355.9232354888" calcext:value-type="float">
            <text:p>$43,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8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9482.6597073668" calcext:value-type="float">
            <text:p>$9,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43002.1634717224" calcext:value-type="float">
            <text:p>$43,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24077.8187865124" calcext:value-type="float">
            <text:p>$24,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45718.9595032793" calcext:value-type="float">
            <text:p>$45,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51693.3607174824" calcext:value-type="float">
            <text:p>$51,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66864.3068679933" calcext:value-type="float">
            <text:p>$66,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4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54682.8688313787" calcext:value-type="float">
            <text:p>$54,6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3" calcext:value-type="float">
            <text:p>2013</text:p>
          </table:table-cell>
          <table:table-cell office:value-type="float" office:value="881.774381402523" calcext:value-type="float">
            <text:p>$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76990.3658013604" calcext:value-type="float">
            <text:p>$76,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35366.4901436994" calcext:value-type="float">
            <text:p>$35,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6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93341.1644873984" calcext:value-type="float">
            <text:p>$93,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shish</text:p>
          </table:table-cell>
          <table:table-cell office:value-type="float" office:value="2011" calcext:value-type="float">
            <text:p>2011</text:p>
          </table:table-cell>
          <table:table-cell office:value-type="float" office:value="97167.7845065577" calcext:value-type="float">
            <text:p>$97,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2" calcext:value-type="float">
            <text:p>2012</text:p>
          </table:table-cell>
          <table:table-cell office:value-type="float" office:value="88884.5352168193" calcext:value-type="float">
            <text:p>$88,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9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79440.2908125608" calcext:value-type="float">
            <text:p>$79,4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float" office:value="2011" calcext:value-type="float">
            <text:p>2011</text:p>
          </table:table-cell>
          <table:table-cell office:value-type="float" office:value="65643.6894536561" calcext:value-type="float">
            <text:p>$65,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3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2" calcext:value-type="float">
            <text:p>2012</text:p>
          </table:table-cell>
          <table:table-cell office:value-type="float" office:value="66247.874868721" calcext:value-type="float">
            <text:p>$66,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1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Jane</text:p>
          </table:table-cell>
          <table:table-cell office:value-type="float" office:value="2013" calcext:value-type="float">
            <text:p>2013</text:p>
          </table:table-cell>
          <table:table-cell office:value-type="float" office:value="3195.69905449765" calcext:value-type="float">
            <text:p>$3,196</text:p>
          </table:table-cell>
          <table:table-cell table:number-columns-repeated="8"/>
        </table:table-row>
      </table:table>
      <table:named-expressions>
        <table:named-range table:name="Excel_BuiltIn__FilterDatabase_1" table:base-cell-address="$Sheet1.$A$1" table:cell-range-address="Sheet1.$A$1:.$E$391"/>
        <table:named-range table:name="SalesData" table:base-cell-address="$Sheet1.$A$1" table:cell-range-address="Sheet1.$A$1:.$E$391"/>
      </table:named-expressions>
      <table:database-ranges>
        <table:database-range table:name="__Anonymous_Sheet_DB__0" table:target-range-address="Sheet1.A1:Sheet1.E39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$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$</number:text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4pt solid #4f81bd" fo:border-left="none" fo:border-right="none" fo:border-top="none"/>
      <style:text-properties fo:color="#1f497d" style:text-line-through-style="none" style:text-line-through-type="none" style:font-name="Calibri" fo:font-family="Calibri" fo:font-size="15pt" fo:font-style="normal" style:text-underline-style="none" fo:font-weight="bold" style:font-name-asian="Calibri" style:font-family-asian="Calibri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a7c0de" fo:border-left="none" fo:border-right="none" fo:border-top="none"/>
      <style:text-properties fo:color="#1f497d" style:text-line-through-style="none" style:text-line-through-type="none" style:font-name="Calibri" fo:font-family="Calibri" fo:font-size="13pt" fo:font-style="normal" style:text-underline-style="none" fo:font-weight="bold" style:font-name-asian="Calibri" style:font-family-asian="Calibri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fo:border="0.99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c6efce"/>
      <style:text-properties fo:color="#0061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eb9c"/>
      <style:text-properties fo:color="#9c65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c7ce"/>
      <style:text-properties fo:color="#9c0006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Title" style:family="table-cell" style:parent-style-name="Default">
      <style:text-properties fo:color="#1f497d" style:text-line-through-style="none" style:text-line-through-type="none" style:font-name="Cambria" fo:font-family="Cambria" fo:font-size="18pt" fo:font-style="normal" style:text-underline-style="none" fo:font-weight="bold" style:font-name-asian="Cambria" style:font-family-asian="Cambria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95b3d7" fo:border-left="none" fo:border-right="none" fo:border-top="none"/>
      <style:text-properties fo:color="#1f497d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1f497d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fo:border="0.99pt solid #7f7f7f"/>
      <style:text-properties fo:color="#3f3f76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f2f2f2" fo:border="0.99pt solid #3f3f3f"/>
      <style:text-properties fo:color="#3f3f3f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f2f2f2" fo:border="0.99pt solid #7f7f7f"/>
      <style:text-properties fo:color="#fa7d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Linked_20_Cell" style:display-name="Linked Cell" style:family="table-cell" style:parent-style-name="Default">
      <style:table-cell-properties fo:border-bottom="3pt double #ff8001" style:border-line-width-bottom="0.0138in 0.0138in 0.0138in" fo:border-left="none" fo:border-right="none" fo:border-top="none"/>
      <style:text-properties fo:color="#fa7d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a5a5a5" fo:border="3pt double #3f3f3f" style:border-line-width="0.0138in 0.0138in 0.0138in"/>
      <style:text-properties fo:color="#ffffff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7f7f7f" style:text-line-through-style="none" style:text-line-through-type="none" style:font-name="Calibri" fo:font-family="Calibri" fo:font-size="11pt" fo:font-style="italic" style:text-underline-style="none" fo:font-weight="normal" style:font-name-asian="Calibri" style:font-family-asian="Calibri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4f81bd" style:border-line-width-bottom="0.0138in 0.0138in 0.0138in" fo:border-left="none" fo:border-right="none" fo:border-top="0.99pt solid #4f81bd"/>
      <style:text-properties fo:color="#0000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Accent1" style:family="table-cell" style:parent-style-name="Default">
      <style:table-cell-properties fo:background-color="#4f81bd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dce6f2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b9cde5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5b3d7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c0504d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2dcd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e6b9b8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d99694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bbb5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ebf1de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d7e4bd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3d69b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64a2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6e0e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c1da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3a2c7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4bacc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dbeef4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b7dee8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3cddd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7964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deada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cd5b5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ac09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in" fo:margin-right="0.7in" style:print-page-order="ttb" style:first-page-number="continue" style:scale-to="100%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i005de</meta:initial-creator>
    <meta:creation-date>2013-05-23T07:22:01Z</meta:creation-date>
    <dc:date>2024-03-28T19:38:12.863975827</dc:date>
    <meta:editing-duration>PT41S</meta:editing-duration>
    <meta:editing-cycles>2</meta:editing-cycles>
    <meta:document-statistic meta:table-count="1" meta:cell-count="1956" meta:object-count="0"/>
  </office:meta>
</office:document-meta>
</file>